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#80008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fo:background-color="#80008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fo:background-color="#55308D" style:repeat-content="false"/>
      <style:paragraph-properties fo:text-align="center"/>
      <style:text-properties fo:color="#FFFFFF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FFFD7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automatic" fo:background-color="#FFFFD7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5.15937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4" table:number-columns-repeated="2" table:default-cell-style-name="ce7"/>
        <table:table-column table:style-name="co4" table:default-cell-style-name="ce6"/>
        <table:table-column table:style-name="co5" table:number-columns-repeated="16375" table:default-cell-style-name="ce1"/>
        <table:table-row table:style-name="ro1">
          <table:table-cell office:value-type="string" table:style-name="ce2">
            <text:p>N.º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MODELO</text:p>
          </table:table-cell>
          <table:table-cell office:value-type="string" table:style-name="ce3">
            <text:p>MARCA</text:p>
          </table:table-cell>
          <table:table-cell office:value-type="string" table:style-name="ce3">
            <text:p>COLOR</text:p>
          </table:table-cell>
          <table:table-cell office:value-type="string" table:style-name="ce3">
            <text:p>TALLE</text:p>
          </table:table-cell>
          <table:table-cell office:value-type="string" table:style-name="ce4">
            <text:p>PRECIO</text:p>
          </table:table-cell>
          <table:table-cell office:value-type="string" table:style-name="ce5">
            <text:p>TOTAL</text:p>
          </table:table-cell>
          <table:table-cell table:number-columns-repeated="1637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chaleco -overside</text:p>
          </table:table-cell>
          <table:table-cell office:value-type="string" table:style-name="ce6">
            <text:p>YD</text:p>
          </table:table-cell>
          <table:table-cell office:value-type="string" table:style-name="ce6">
            <text:p>Hueso</text:p>
          </table:table-cell>
          <table:table-cell office:value-type="string" table:style-name="ce6">
            <text:p>M</text:p>
          </table:table-cell>
          <table:table-cell office:value-type="currency" office:value="60000" table:style-name="ce7">
            <text:p>$60.000,00</text:p>
          </table:table-cell>
          <table:table-cell table:number-columns-repeated="16377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con piel</text:p>
          </table:table-cell>
          <table:table-cell office:value-type="string" table:style-name="ce6">
            <text:p>NIKE</text:p>
          </table:table-cell>
          <table:table-cell office:value-type="string" table:style-name="ce6">
            <text:p>Roja y Azul</text:p>
          </table:table-cell>
          <table:table-cell office:value-type="string" table:style-name="ce6">
            <text:p>L</text:p>
          </table:table-cell>
          <table:table-cell office:value-type="currency" office:value="60000" table:style-name="ce7">
            <text:p>$60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2 en 1</text:p>
          </table:table-cell>
          <table:table-cell office:value-type="string" table:style-name="ce6">
            <text:p>TNF</text:p>
          </table:table-cell>
          <table:table-cell office:value-type="string" table:style-name="ce6">
            <text:p>Ngro y Azul</text:p>
          </table:table-cell>
          <table:table-cell office:value-type="string" table:style-name="ce6">
            <text:p>L</text:p>
          </table:table-cell>
          <table:table-cell office:value-type="currency" office:value="67000" table:style-name="ce7">
            <text:p>$67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Liviana</text:p>
          </table:table-cell>
          <table:table-cell office:value-type="string" table:style-name="ce6">
            <text:p>TNF</text:p>
          </table:table-cell>
          <table:table-cell office:value-type="string" table:style-name="ce6">
            <text:p>Gris y Negro</text:p>
          </table:table-cell>
          <table:table-cell office:value-type="string" table:style-name="ce6">
            <text:p>L</text:p>
          </table:table-cell>
          <table:table-cell office:value-type="currency" office:value="35000" table:style-name="ce7">
            <text:p>$3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Liviana</text:p>
          </table:table-cell>
          <table:table-cell office:value-type="string" table:style-name="ce6">
            <text:p>Lacoste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L</text:p>
          </table:table-cell>
          <table:table-cell office:value-type="currency" office:value="38000" table:style-name="ce7">
            <text:p>$38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2 en 1</text:p>
          </table:table-cell>
          <table:table-cell office:value-type="string" table:style-name="ce6">
            <text:p>Lacoste</text:p>
          </table:table-cell>
          <table:table-cell office:value-type="string" table:style-name="ce6">
            <text:p>Roja</text:p>
          </table:table-cell>
          <table:table-cell office:value-type="string" table:style-name="ce6">
            <text:p>XXL</text:p>
          </table:table-cell>
          <table:table-cell office:value-type="currency" office:value="67000" table:style-name="ce7">
            <text:p>$67.000,00</text:p>
          </table:table-cell>
          <table:table-cell table:style-name="ce7"/>
          <table:table-cell table:number-columns-repeated="16376"/>
        </table:table-row>
        <table:table-row table:style-name="ro3">
          <table:table-cell office:value-type="float" office:value="7" table:style-name="ce6">
            <text:p>7</text:p>
          </table:table-cell>
          <table:table-cell office:value-type="string" table:style-name="ce8">
            <text:p>TOTAL</text:p>
          </table:table-cell>
          <table:table-cell table:number-columns-repeated="5" table:style-name="ce9"/>
          <table:table-cell office:value-type="currency" office:value="327000" table:formula="of:=SUM([.G2:.G7])" table:style-name="ce10">
            <text:p>$327.000,00</text:p>
          </table:table-cell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Nike Tech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M</text:p>
          </table:table-cell>
          <table:table-cell office:value-type="currency" office:value="23000" table:style-name="ce7">
            <text:p>$23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Nike Tech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XL</text:p>
          </table:table-cell>
          <table:table-cell office:value-type="currency" office:value="23000" table:style-name="ce7">
            <text:p>$23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Nike Clasico</text:p>
          </table:table-cell>
          <table:table-cell office:value-type="string" table:style-name="ce6">
            <text:p>Azul Marino</text:p>
          </table:table-cell>
          <table:table-cell office:value-type="string" table:style-name="ce6">
            <text:p>L</text:p>
          </table:table-cell>
          <table:table-cell office:value-type="currency" office:value="18000" table:style-name="ce7">
            <text:p>$18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Nike Clasico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3XL</text:p>
          </table:table-cell>
          <table:table-cell office:value-type="currency" office:value="20000" table:style-name="ce7">
            <text:p>$20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Nike Clasico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XL</text:p>
          </table:table-cell>
          <table:table-cell office:value-type="currency" office:value="18000" table:style-name="ce7">
            <text:p>$18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Micropolar</text:p>
          </table:table-cell>
          <table:table-cell office:value-type="string" table:style-name="ce6">
            <text:p>Adidas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M</text:p>
          </table:table-cell>
          <table:table-cell office:value-type="currency" office:value="25000" table:style-name="ce7">
            <text:p>$2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Tommy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L</text:p>
          </table:table-cell>
          <table:table-cell office:value-type="currency" office:value="18000" table:style-name="ce7">
            <text:p>$18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6">
            <text:p>Joggin</text:p>
          </table:table-cell>
          <table:table-cell office:value-type="string" table:style-name="ce6">
            <text:p>algodón frizado</text:p>
          </table:table-cell>
          <table:table-cell office:value-type="string" table:style-name="ce6">
            <text:p>NIKE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L</text:p>
          </table:table-cell>
          <table:table-cell office:value-type="currency" office:value="18000" table:style-name="ce7">
            <text:p>$18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6">
            <text:p>pantalon deportivo</text:p>
          </table:table-cell>
          <table:table-cell office:value-type="string" table:style-name="ce6">
            <text:p>combinado</text:p>
          </table:table-cell>
          <table:table-cell office:value-type="string" table:style-name="ce6">
            <text:p>Adidas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L</text:p>
          </table:table-cell>
          <table:table-cell office:value-type="currency" office:value="15000" table:style-name="ce7">
            <text:p>$1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6">
            <text:p>pantalon rompeviento</text:p>
          </table:table-cell>
          <table:table-cell office:value-type="string" table:style-name="ce6">
            <text:p>clasico</text:p>
          </table:table-cell>
          <table:table-cell office:value-type="string" table:style-name="ce6">
            <text:p>NIKE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M</text:p>
          </table:table-cell>
          <table:table-cell office:value-type="currency" office:value="20000" table:style-name="ce7">
            <text:p>$20.000,00</text:p>
          </table:table-cell>
          <table:table-cell table:style-name="ce1"/>
          <table:table-cell table:number-columns-repeated="16376"/>
        </table:table-row>
        <table:table-row table:style-name="ro3">
          <table:table-cell table:style-name="ce9"/>
          <table:table-cell office:value-type="string" table:style-name="ce8">
            <text:p>TOTAL</text:p>
          </table:table-cell>
          <table:table-cell table:number-columns-repeated="5" table:style-name="ce9"/>
          <table:table-cell office:value-type="currency" office:value="198000" table:formula="of:=SUM([.G10:.G19])" table:style-name="ce10">
            <text:p>$198.000,00</text:p>
          </table:table-cell>
          <table:table-cell table:number-columns-repeated="16376"/>
        </table:table-row>
        <table:table-row table:style-name="ro2">
          <table:table-cell table:style-name="ce2"/>
          <table:table-cell table:number-columns-repeated="6" table:style-name="ce1"/>
          <table:table-cell table:style-name="ce7"/>
          <table:table-cell table:number-columns-repeated="16376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Canguro</text:p>
          </table:table-cell>
          <table:table-cell office:value-type="string" table:style-name="ce6">
            <text:p>NIKE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XL</text:p>
          </table:table-cell>
          <table:table-cell office:value-type="currency" office:value="15000" table:style-name="ce7">
            <text:p>$1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Canguro</text:p>
          </table:table-cell>
          <table:table-cell office:value-type="string" table:style-name="ce6">
            <text:p>Adidas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L</text:p>
          </table:table-cell>
          <table:table-cell office:value-type="currency" office:value="15000" table:style-name="ce7">
            <text:p>$1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Cuello Redondo</text:p>
          </table:table-cell>
          <table:table-cell office:value-type="string" table:style-name="ce6">
            <text:p>Lacoste</text:p>
          </table:table-cell>
          <table:table-cell office:value-type="string" table:style-name="ce6">
            <text:p>Azul Francia</text:p>
          </table:table-cell>
          <table:table-cell office:value-type="string" table:style-name="ce6">
            <text:p>XXL</text:p>
          </table:table-cell>
          <table:table-cell office:value-type="currency" office:value="22000" table:style-name="ce7">
            <text:p>$22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Canguro 2 pipas</text:p>
          </table:table-cell>
          <table:table-cell office:value-type="string" table:style-name="ce6">
            <text:p>Nike</text:p>
          </table:table-cell>
          <table:table-cell office:value-type="string" table:style-name="ce6">
            <text:p>Azul Marino</text:p>
          </table:table-cell>
          <table:table-cell office:value-type="string" table:style-name="ce6">
            <text:p>L</text:p>
          </table:table-cell>
          <table:table-cell office:value-type="currency" office:value="20000" table:style-name="ce7">
            <text:p>$20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Retro Ruver</text:p>
          </table:table-cell>
          <table:table-cell office:value-type="string" table:style-name="ce6">
            <text:p>Adidas</text:p>
          </table:table-cell>
          <table:table-cell office:value-type="string" table:style-name="ce6">
            <text:p>Rojo y Negro</text:p>
          </table:table-cell>
          <table:table-cell office:value-type="float" office:value="14" table:style-name="ce6">
            <text:p>14</text:p>
          </table:table-cell>
          <table:table-cell office:value-type="currency" office:value="15000" table:style-name="ce7">
            <text:p>$1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Canguro</text:p>
          </table:table-cell>
          <table:table-cell office:value-type="string" table:style-name="ce6">
            <text:p>Nike</text:p>
          </table:table-cell>
          <table:table-cell office:value-type="string" table:style-name="ce6">
            <text:p>Verde Oscuro</text:p>
          </table:table-cell>
          <table:table-cell office:value-type="string" table:style-name="ce6">
            <text:p>3XL</text:p>
          </table:table-cell>
          <table:table-cell office:value-type="currency" office:value="23000" table:style-name="ce7">
            <text:p>$23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Micropolar</text:p>
          </table:table-cell>
          <table:table-cell office:value-type="string" table:style-name="ce6">
            <text:p>Cruz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S</text:p>
          </table:table-cell>
          <table:table-cell office:value-type="currency" office:value="25000" table:style-name="ce7">
            <text:p>$25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6">
            <text:p>Buzo</text:p>
          </table:table-cell>
          <table:table-cell office:value-type="string" table:style-name="ce6">
            <text:p>Cuello Redondo</text:p>
          </table:table-cell>
          <table:table-cell office:value-type="string" table:style-name="ce6">
            <text:p>unico</text:p>
          </table:table-cell>
          <table:table-cell office:value-type="string" table:style-name="ce6">
            <text:p>Tierra</text:p>
          </table:table-cell>
          <table:table-cell office:value-type="string" table:style-name="ce6">
            <text:p>XL</text:p>
          </table:table-cell>
          <table:table-cell office:value-type="currency" office:value="22000" table:style-name="ce7">
            <text:p>$22.000,00</text:p>
          </table:table-cell>
          <table:table-cell table:style-name="ce7"/>
          <table:table-cell table:number-columns-repeated="16376"/>
        </table:table-row>
        <table:table-row table:style-name="ro2">
          <table:table-cell table:style-name="ce2"/>
          <table:table-cell office:value-type="string" table:style-name="ce8">
            <text:p>TOTAL</text:p>
          </table:table-cell>
          <table:table-cell table:number-columns-repeated="5" table:style-name="ce9"/>
          <table:table-cell office:value-type="currency" office:value="157000" table:formula="of:=SUM([.G20:.G29])" table:style-name="ce10">
            <text:p>$157.000,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Media Estacion</text:p>
          </table:table-cell>
          <table:table-cell office:value-type="string" table:style-name="ce6">
            <text:p>Nike Tech</text:p>
          </table:table-cell>
          <table:table-cell office:value-type="string" table:style-name="ce6">
            <text:p>Beige</text:p>
          </table:table-cell>
          <table:table-cell office:value-type="string" table:style-name="ce6">
            <text:p>L</text:p>
          </table:table-cell>
          <table:table-cell office:value-type="currency" office:value="26000" table:style-name="ce7">
            <text:p>$26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Media Estacion</text:p>
          </table:table-cell>
          <table:table-cell office:value-type="string" table:style-name="ce6">
            <text:p>Nike Tech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XL</text:p>
          </table:table-cell>
          <table:table-cell office:value-type="currency" office:value="26000" table:style-name="ce7">
            <text:p>$26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Media Estacion</text:p>
          </table:table-cell>
          <table:table-cell office:value-type="string" table:style-name="ce6">
            <text:p>Nike Tech</text:p>
          </table:table-cell>
          <table:table-cell office:value-type="string" table:style-name="ce6">
            <text:p>Negro</text:p>
          </table:table-cell>
          <table:table-cell office:value-type="string" table:style-name="ce6">
            <text:p>M</text:p>
          </table:table-cell>
          <table:table-cell office:value-type="currency" office:value="26000" table:style-name="ce7">
            <text:p>$26.000,00</text:p>
          </table:table-cell>
          <table:table-cell table:style-name="ce7"/>
          <table:table-cell table:number-columns-repeated="16376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6">
            <text:p>Campera</text:p>
          </table:table-cell>
          <table:table-cell office:value-type="string" table:style-name="ce6">
            <text:p>Deportiva Especial</text:p>
          </table:table-cell>
          <table:table-cell office:value-type="string" table:style-name="ce6">
            <text:p>unico</text:p>
          </table:table-cell>
          <table:table-cell office:value-type="string" table:style-name="ce6">
            <text:p>Negro</text:p>
          </table:table-cell>
          <table:table-cell office:value-type="float" office:value="9" table:style-name="ce6">
            <text:p>9</text:p>
          </table:table-cell>
          <table:table-cell office:value-type="currency" office:value="28000" table:style-name="ce7">
            <text:p>$28.000,00</text:p>
          </table:table-cell>
          <table:table-cell table:style-name="ce7"/>
          <table:table-cell table:number-columns-repeated="16376"/>
        </table:table-row>
        <table:table-row table:style-name="ro2">
          <table:table-cell table:style-name="ce2"/>
          <table:table-cell office:value-type="string" table:style-name="ce8">
            <text:p>TOTAL</text:p>
          </table:table-cell>
          <table:table-cell table:number-columns-repeated="5" table:style-name="ce9"/>
          <table:table-cell office:value-type="currency" office:value="106000" table:formula="of:=SUM([.G32:.G35])" table:style-name="ce10">
            <text:p>$106.000,00</text:p>
          </table:table-cell>
          <table:table-cell table:number-columns-repeated="16376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decimal-places="2" number:min-integer-digits="1" number:grouping="true"/>
      <number:text>)</number:text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0</meta:generator>
    <dc:title/>
    <dc:description/>
    <dc:subject/>
    <meta:initial-creator/>
    <dc:creator>Neri Carrera</dc:creator>
    <meta:creation-date>2024-07-18T00:16:45Z</meta:creation-date>
    <dc:date>2024-08-27T18:27:46Z</dc:date>
    <meta:editing-cycles>3</meta:editing-cycles>
  </office:meta>
</office:document-meta>
</file>